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ef1d" officeooo:paragraph-rsid="0003ef1d"/>
    </style:style>
    <style:style style:name="P2" style:family="paragraph" style:parent-style-name="Standard">
      <style:text-properties officeooo:rsid="0004f69a" officeooo:paragraph-rsid="0004f69a"/>
    </style:style>
    <style:style style:name="P3" style:family="paragraph" style:parent-style-name="Standard">
      <style:text-properties officeooo:rsid="00072ca2" officeooo:paragraph-rsid="00072ca2"/>
    </style:style>
    <style:style style:name="P4" style:family="paragraph" style:parent-style-name="Standard">
      <style:text-properties officeooo:rsid="00072ca2" officeooo:paragraph-rsid="00098066"/>
    </style:style>
    <style:style style:name="P5" style:family="paragraph" style:parent-style-name="Standard">
      <style:paragraph-properties fo:text-align="end" style:justify-single-word="false"/>
      <style:text-properties officeooo:rsid="00098066" officeooo:paragraph-rsid="00098066"/>
    </style:style>
    <style:style style:name="P6" style:family="paragraph" style:parent-style-name="Standard">
      <style:paragraph-properties fo:text-align="start" style:justify-single-word="false"/>
      <style:text-properties fo:font-size="18pt" officeooo:rsid="0003ef1d" officeooo:paragraph-rsid="0003ef1d" style:font-size-asian="18pt" style:font-size-complex="18pt"/>
    </style:style>
    <style:style style:name="P7" style:family="paragraph" style:parent-style-name="Standard">
      <style:text-properties fo:font-size="18pt" officeooo:rsid="00072ca2" officeooo:paragraph-rsid="00072ca2" style:font-size-asian="18pt" style:font-size-complex="18pt"/>
    </style:style>
    <style:style style:name="P8" style:family="paragraph" style:parent-style-name="Standard">
      <style:text-properties fo:color="#ff3333" fo:font-weight="bold" officeooo:rsid="0003ef1d" officeooo:paragraph-rsid="0003ef1d" style:font-weight-asian="bold" style:font-weight-complex="bold"/>
    </style:style>
    <style:style style:name="P9" style:family="paragraph" style:parent-style-name="Standard">
      <style:text-properties fo:color="#ff3333" fo:font-weight="bold" officeooo:rsid="0004f69a" officeooo:paragraph-rsid="0004f69a" style:font-weight-asian="bold" style:font-weight-complex="bold"/>
    </style:style>
    <style:style style:name="P10" style:family="paragraph" style:parent-style-name="Standard">
      <style:text-properties fo:color="#ff3333" officeooo:rsid="0003ef1d" officeooo:paragraph-rsid="0003ef1d"/>
    </style:style>
    <style:style style:name="P11" style:family="paragraph" style:parent-style-name="Standard">
      <style:text-properties officeooo:rsid="000926e9" officeooo:paragraph-rsid="00072ca2"/>
    </style:style>
    <style:style style:name="P12" style:family="paragraph" style:parent-style-name="Standard">
      <style:text-properties fo:font-size="18pt" officeooo:rsid="0004f69a" officeooo:paragraph-rsid="0004f69a" style:font-size-asian="18pt" style:font-size-complex="18pt"/>
    </style:style>
    <style:style style:name="P13" style:family="paragraph" style:parent-style-name="Standard">
      <style:paragraph-properties fo:text-align="end" style:justify-single-word="false"/>
      <style:text-properties officeooo:rsid="000b3c57" officeooo:paragraph-rsid="000b3c57"/>
    </style:style>
    <style:style style:name="T1" style:family="text">
      <style:text-properties fo:color="#ff3333"/>
    </style:style>
    <style:style style:name="T2" style:family="text">
      <style:text-properties fo:color="#ff3333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#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../../../../../../ajax/updatestatus.php%3Fav=100000036616447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office:target-frame="" xlink:href="../../../../../../ajax/ufi/modify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method="post" form:control-implementation="ooo:com.sun.star.form.component.Form" office:target-frame="" xlink:href="../../../../../../ajax/ufi/modify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4" form:apply-filter="true" form:method="post" form:control-implementation="ooo:com.sun.star.form.component.Form" office:target-frame="" xlink:href="../../../../../../ajax/ufi/modify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5" form:apply-filter="true" form:method="post" form:control-implementation="ooo:com.sun.star.form.component.Form" office:target-frame="" xlink:href="../../../../../../ajax/ufi/modify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6" form:apply-filter="true" form:method="post" form:control-implementation="ooo:com.sun.star.form.component.Form" office:target-frame="" xlink:href="../../../../../../ajax/ufi/modify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7" form:apply-filter="true" form:method="post" form:control-implementation="ooo:com.sun.star.form.component.Form" office:target-frame="" xlink:href="../../../../../../ajax/ufi/modify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8" form:apply-filter="true" form:method="post" form:control-implementation="ooo:com.sun.star.form.component.Form" office:target-frame="" xlink:href="https://upload.facebook.com/ajax/mercury/upload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9" form:apply-filter="true" form:method="post" form:control-implementation="ooo:com.sun.star.form.component.Form" office:target-frame="" xlink:href="https://upload.facebook.com/ajax/mercury/upload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10" form:apply-filter="true" form:method="post" form:control-implementation="ooo:com.sun.star.form.component.Form" office:target-frame="" xlink:href="https://upload.facebook.com/ajax/mercury/upload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11" form:apply-filter="true" form:method="post" form:control-implementation="ooo:com.sun.star.form.component.Form" office:target-frame="" xlink:href="https://upload.facebook.com/ajax/mercury/upload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avid Victor Giandly<text:tab/>5113100033</text:p>
      <text:p text:style-name="P5"/>
      <text:p text:style-name="P5"/>
      <text:p text:style-name="P6">Test WebServer Dengan AB</text:p>
      <text:p text:style-name="P1"/>
      <text:p text:style-name="P8">N = 5000 </text:p>
      <text:p text:style-name="P8">C = 100</text:p>
      <text:p text:style-name="P8">ab -n 5000 -c 100 http://localhost:8880/ </text:p>
      <text:p text:style-name="P10"/>
      <text:p text:style-name="P1">This is ApacheBench, Version 2.3 &lt;$Revision: 1528965 $&gt; </text:p>
      <text:p text:style-name="P1">Copyright 1996 Adam Twiss, Zeus Technology Ltd, http://www.zeustech.net/ </text:p>
      <text:p text:style-name="P1">Licensed to The Apache Software Foundation, http://www.apache.org/ </text:p>
      <text:p text:style-name="P1"/>
      <text:p text:style-name="P1">Benchmarking localhost (be patient) </text:p>
      <text:p text:style-name="P1">Completed 500 requests </text:p>
      <text:p text:style-name="P1">Completed 1000 requests </text:p>
      <text:p text:style-name="P1">Completed 1500 requests </text:p>
      <text:p text:style-name="P1">Completed 2000 requests </text:p>
      <text:p text:style-name="P1">Completed 2500 requests </text:p>
      <text:p text:style-name="P1">Completed 3000 requests </text:p>
      <text:p text:style-name="P1">Completed 3500 requests </text:p>
      <text:p text:style-name="P1">Completed 4000 requests </text:p>
      <text:p text:style-name="P1">Completed 4500 requests </text:p>
      <text:p text:style-name="P1">Completed 5000 requests </text:p>
      <text:p text:style-name="P1">Finished 5000 requests </text:p>
      <text:p text:style-name="P1"/>
      <text:p text:style-name="P1"/>
      <text:p text:style-name="P1">Server Software: <text:s text:c="7"/></text:p>
      <text:p text:style-name="P1">Server Hostname: <text:s text:c="7"/>localhost </text:p>
      <text:p text:style-name="P1">Server Port: <text:s text:c="11"/>8880 </text:p>
      <text:p text:style-name="P1"/>
      <text:p text:style-name="P1">Document Path: <text:s text:c="9"/>/ </text:p>
      <text:p text:style-name="P1">Document Length: <text:s text:c="7"/>6 bytes </text:p>
      <text:p text:style-name="P1"/>
      <text:p text:style-name="P1">Concurrency Level: <text:s text:c="5"/>100 </text:p>
      <text:p text:style-name="P1">Time taken for tests: <text:s text:c="2"/>1.135 seconds </text:p>
      <text:p text:style-name="P1">Complete requests: <text:s text:c="5"/>5000 </text:p>
      <text:p text:style-name="P1">Failed requests: <text:s text:c="7"/>0 </text:p>
      <text:p text:style-name="P1">Total transferred: <text:s text:c="5"/>125000 bytes </text:p>
      <text:p text:style-name="P1">HTML transferred: <text:s text:c="6"/>30000 bytes </text:p>
      <text:p text:style-name="P1">Requests per second: <text:s text:c="3"/>4405.86 [#/sec] (mean) </text:p>
      <text:p text:style-name="P1">Time per request: <text:s text:c="6"/>22.697 [ms] (mean) </text:p>
      <text:p text:style-name="P1">Time per request: <text:s text:c="6"/>0.227 [ms] (mean, across all concurrent requests) </text:p>
      <text:p text:style-name="P1">Transfer rate: <text:s text:c="9"/>107.56 [Kbytes/sec] received </text:p>
      <text:p text:style-name="P1"/>
      <text:p text:style-name="P1">Connection Times (ms) </text:p>
      <text:p text:style-name="P1"><text:s text:c="14"/>min <text:s/>mean[+/-sd] median <text:s text:c="2"/>max </text:p>
      <text:p text:style-name="P1">Connect: <text:s text:c="7"/>0 <text:s text:c="3"/>5 <text:s text:c="2"/>3.7 <text:s text:c="5"/>4 <text:s text:c="5"/>15 </text:p>
      <text:p text:style-name="P1">Processing: <text:s text:c="4"/>4 <text:s text:c="2"/>18 <text:s text:c="2"/>6.6 <text:s text:c="4"/>18 <text:s text:c="5"/>35 </text:p>
      <text:p text:style-name="P1">Waiting: <text:s text:c="7"/>3 <text:s text:c="2"/>16 <text:s text:c="2"/>6.2 <text:s text:c="4"/>16 <text:s text:c="5"/>33 </text:p>
      <text:p text:style-name="P1">Total: <text:s text:c="8"/>12 <text:s text:c="2"/>22 <text:s text:c="2"/>4.6 <text:s text:c="4"/>22 <text:s text:c="5"/>35 </text:p>
      <text:p text:style-name="P1"/>
      <text:p text:style-name="P1"><text:soft-page-break/>Percentage of the requests served within a certain time (ms) </text:p>
      <text:p text:style-name="P1"><text:s text:c="2"/>50% <text:s text:c="4"/>22 </text:p>
      <text:p text:style-name="P1"><text:s text:c="2"/>66% <text:s text:c="4"/>24 </text:p>
      <text:p text:style-name="P1"><text:s text:c="2"/>75% <text:s text:c="4"/>26 </text:p>
      <text:p text:style-name="P1"><text:s text:c="2"/>80% <text:s text:c="4"/>26 </text:p>
      <text:p text:style-name="P1"><text:s text:c="2"/>90% <text:s text:c="4"/>29 </text:p>
      <text:p text:style-name="P1"><text:s text:c="2"/>95% <text:s text:c="4"/>30 </text:p>
      <text:p text:style-name="P1"><text:s text:c="2"/>98% <text:s text:c="4"/>32 </text:p>
      <text:p text:style-name="P1"><text:s text:c="2"/>99% <text:s text:c="4"/>33 </text:p>
      <text:p text:style-name="P1"><text:s/>100% <text:s text:c="4"/>35 (longest request) </text:p>
      <text:p text:style-name="P1"/>
      <text:p text:style-name="P8">N = 5000</text:p>
      <text:p text:style-name="P8">C=500</text:p>
      <text:p text:style-name="P8">ab -n 5000 -c 500 http://localhost:8880/ </text:p>
      <text:p text:style-name="P1">This is ApacheBench, Version 2.3 &lt;$Revision: 1528965 $&gt; </text:p>
      <text:p text:style-name="P1">Copyright 1996 Adam Twiss, Zeus Technology Ltd, http://www.zeustech.net/ </text:p>
      <text:p text:style-name="P1">Licensed to The Apache Software Foundation, http://www.apache.org/ </text:p>
      <text:p text:style-name="P1"/>
      <text:p text:style-name="P1">Benchmarking localhost (be patient) </text:p>
      <text:p text:style-name="P1">Completed 500 requests </text:p>
      <text:p text:style-name="P1">Completed 1000 requests </text:p>
      <text:p text:style-name="P1">Completed 1500 requests </text:p>
      <text:p text:style-name="P1">Completed 2000 requests </text:p>
      <text:p text:style-name="P1">Completed 2500 requests </text:p>
      <text:p text:style-name="P1">Completed 3000 requests </text:p>
      <text:p text:style-name="P1">Completed 3500 requests </text:p>
      <text:p text:style-name="P1">Completed 4000 requests </text:p>
      <text:p text:style-name="P1">Completed 4500 requests </text:p>
      <text:p text:style-name="P1">apr_pollset_poll: The timeout specified has expired (70007) </text:p>
      <text:p text:style-name="P1">Total of 4829 requests completed </text:p>
      <text:p text:style-name="P1"/>
      <text:p text:style-name="P1"/>
      <text:p text:style-name="P8">N =5000</text:p>
      <text:p text:style-name="P8">C=1000</text:p>
      <text:p text:style-name="P8">ab -n 5000 -c 1000 http://localhost:8180/ </text:p>
      <text:p text:style-name="P1">This is ApacheBench, Version 2.3 &lt;$Revision: 1528965 $&gt; </text:p>
      <text:p text:style-name="P1">Copyright 1996 Adam Twiss, Zeus Technology Ltd, http://www.zeustech.net/ </text:p>
      <text:p text:style-name="P1">Licensed to The Apache Software Foundation, http://www.apache.org/ </text:p>
      <text:p text:style-name="P1"/>
      <text:p text:style-name="P1">Benchmarking localhost (be patient) </text:p>
      <text:p text:style-name="P1">Completed 500 requests </text:p>
      <text:p text:style-name="P1">Completed 1000 requests </text:p>
      <text:p text:style-name="P1">Completed 1500 requests </text:p>
      <text:p text:style-name="P1">Completed 2000 requests </text:p>
      <text:p text:style-name="P1">Completed 2500 requests </text:p>
      <text:p text:style-name="P1">Completed 3000 requests </text:p>
      <text:p text:style-name="P1">Completed 3500 requests </text:p>
      <text:p text:style-name="P1">Completed 4000 requests </text:p>
      <text:p text:style-name="P1">Completed 4500 requests </text:p>
      <text:p text:style-name="P1">apr_socket_recv: Connection reset by peer (104) </text:p>
      <text:p text:style-name="P1">Total of 4606 requests completed </text:p>
      <text:p text:style-name="P1"/>
      <text:p text:style-name="P1"><text:soft-page-break/></text:p>
      <text:p text:style-name="P1"/>
      <text:p text:style-name="P12">WLAN</text:p>
      <text:p text:style-name="P9"/>
      <text:p text:style-name="P9">N = 5000</text:p>
      <text:p text:style-name="P9">C = 100</text:p>
      <text:p text:style-name="P2"><text:span text:style-name="T1">ab -n 5000 -c 100 </text:span><text:a xlink:type="simple" xlink:href="https://l.facebook.com/l.php?u=http%3A%2F%2F192.168.0.27%3A8180%2F&amp;h=-AQGPIJyx" office:target-frame-name="_blank" xlink:show="new">http://192.168.0.27:8180/</text:a><text:span text:style-name="T1"><text:line-break/></text:span>This is ApacheBench, Version 2.3 &lt;$Revision: 1604373 $&gt;<text:line-break/>Copyright 1996 Adam Twiss, Zeus Technology Ltd, <text:a xlink:type="simple" xlink:href="https://l.facebook.com/l.php?u=http%3A%2F%2Fwww.zeustech.net%2F&amp;h=vAQH4dP4a" office:target-frame-name="_blank" xlink:show="new">http://www.zeustech.net/</text:a><text:line-break/>Licensed to The Apache Software Foundation, <text:a xlink:type="simple" xlink:href="https://l.facebook.com/l.php?u=http%3A%2F%2Fwww.apache.org%2F&amp;h=4AQEmGZB0" office:target-frame-name="_blank" xlink:show="new">http://www.apache.org/</text:a><text:line-break/><text:line-break/>Benchmarking 192.168.0.27 (be patient)<text:line-break/>Completed 500 requests<text:line-break/>Completed 1000 requests<text:line-break/>Completed 1500 requests<text:line-break/>Completed 2000 requests<text:line-break/>Completed 2500 requests<text:line-break/>Completed 3000 requests<text:line-break/>Completed 3500 requests<text:line-break/>Completed 4000 requests<text:line-break/>Completed 4500 requests<text:line-break/>Completed 5000 requests<text:line-break/>Finished 5000 requests<text:line-break/><text:line-break/><text:line-break/>Server Software: <text:line-break/>Server Hostname: 192.168.0.27<text:line-break/>Server Port: 8180<text:line-break/><text:line-break/>Document Path: /<text:line-break/>Document Length: 6 bytes<text:line-break/><text:line-break/>Concurrency Level: 100<text:line-break/>Time taken for tests: 17.527 seconds<text:line-break/>Complete requests: 5000<text:line-break/>Failed requests: 0<text:line-break/>Total transferred: 125000 bytes<text:line-break/>HTML transferred: 30000 bytes<text:line-break/>Requests per second: 285.28 [#/sec] (mean)<text:line-break/>Time per request: 350.534 [ms] (mean)<text:line-break/>Time per request: 3.505 [ms] (mean, across all concurrent requests)<text:line-break/>Transfer rate: 6.96 [Kbytes/sec] received<text:line-break/><text:line-break/>Connection Times (ms)<text:line-break/>min mean[+/-sd] median max<text:line-break/>Connect: 3 122 264.2 49 3105<text:line-break/>Processing: 8 226 360.5 77 2688<text:line-break/>Waiting: 8 226 360.5 77 2688<text:line-break/>Total: 28 348 502.4 140 4237<text:line-break/><text:line-break/>Percentage of the requests served within a certain time (ms)<text:line-break/>50% 140<text:line-break/><text:soft-page-break/>66% 297<text:line-break/>75% 331<text:line-break/>80% 366<text:line-break/>90% 1037<text:line-break/>95% 1269<text:line-break/>98% 2407<text:line-break/>99% 2821<text:line-break/>100% 4237 (longest request)<text:line-break/></text:p>
      <text:p text:style-name="P9">N=5000</text:p>
      <text:p text:style-name="P9">C=500</text:p>
      <text:p text:style-name="P2"><text:span text:style-name="T2">root@apasajaboleh:~# ab -n 5000 -c 500 </text:span><text:a xlink:type="simple" xlink:href="https://l.facebook.com/l.php?u=http%3A%2F%2F192.168.0.27%3A8180%2F&amp;h=xAQEnsB70" office:target-frame-name="_blank" xlink:show="new">http://192.168.0.27:8180/</text:a><text:span text:style-name="T1"><text:line-break/></text:span>This is ApacheBench, Version 2.3 &lt;$Revision: 1604373 $&gt;<text:line-break/>Copyright 1996 Adam Twiss, Zeus Technology Ltd, <text:a xlink:type="simple" xlink:href="https://l.facebook.com/l.php?u=http%3A%2F%2Fwww.zeustech.net%2F&amp;h=RAQGGXI-e" office:target-frame-name="_blank" xlink:show="new">http://www.zeustech.net/</text:a><text:line-break/>Licensed to The Apache Software Foundation, <text:a xlink:type="simple" xlink:href="https://l.facebook.com/l.php?u=http%3A%2F%2Fwww.apache.org%2F&amp;h=GAQF6CTDX" office:target-frame-name="_blank" xlink:show="new">http://www.apache.org/</text:a><text:line-break/><text:line-break/>Benchmarking 192.168.0.27 (be patient)<text:line-break/>Completed 500 requests<text:line-break/>Completed 1000 requests<text:line-break/>Completed 1500 requests<text:line-break/>Completed 2000 requests<text:line-break/>apr_socket_recv: Connection reset by peer (104)<text:line-break/>Total of 2373 requests completed<text:line-break/></text:p>
      <text:p text:style-name="P9">N=5000</text:p>
      <text:p text:style-name="P9">C=1000</text:p>
      <text:p text:style-name="P2"><text:span text:style-name="T2">root@apasajaboleh:~# ab -n 5000 -c 1000 </text:span><text:a xlink:type="simple" xlink:href="https://l.facebook.com/l.php?u=http%3A%2F%2F192.168.0.27%3A8180%2F&amp;h=iAQGEG4WC" office:target-frame-name="_blank" xlink:show="new">http://192.168.0.27:8180/</text:a><text:span text:style-name="T2"><text:line-break/></text:span>This is ApacheBench, Version 2.3 &lt;$Revision: 1604373 $&gt;<text:line-break/>Copyright 1996 Adam Twiss, Zeus Technology Ltd, <text:a xlink:type="simple" xlink:href="https://l.facebook.com/l.php?u=http%3A%2F%2Fwww.zeustech.net%2F&amp;h=7AQH7_RAs" office:target-frame-name="_blank" xlink:show="new">http://www.zeustech.net/</text:a><text:line-break/>Licensed to The Apache Software Foundation, <text:a xlink:type="simple" xlink:href="https://l.facebook.com/l.php?u=http%3A%2F%2Fwww.apache.org%2F&amp;h=KAQEkMcgl" office:target-frame-name="_blank" xlink:show="new">http://www.apache.org/</text:a><text:line-break/><text:line-break/>Benchmarking 192.168.0.27 (be patient)<text:line-break/>Completed 500 requests<text:line-break/>Completed 1000 requests<text:line-break/>Completed 1500 requests<text:line-break/>Completed 2000 requests<text:line-break/>apr_socket_recv: Connection reset by peer (104)<text:line-break/>Total of 2155 requests completed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LAN</text:p>
      <text:p text:style-name="P3"><text:span text:style-name="T2">root@apasajaboleh:~# ab -n 5000 -c 500 </text:span><text:a xlink:type="simple" xlink:href="http://192.168.0.32:8180/" office:target-frame-name="_blank" xlink:show="new">http://192.168.0.32:8180/</text:a><text:span text:style-name="T1"><text:line-break/></text:span>This is ApacheBench, Version 2.3 &lt;$Revision: 1604373 $&gt;<text:line-break/>Copyright 1996 Adam Twiss, Zeus Technology Ltd, <text:a xlink:type="simple" xlink:href="http://www.zeustech.net/" office:target-frame-name="_blank" xlink:show="new">http://www.zeustech.net/</text:a><text:line-break/>Licensed to The Apache Software Foundation, <text:a xlink:type="simple" xlink:href="http://www.apache.org/" office:target-frame-name="_blank" xlink:show="new">http://www.apache.org/</text:a><text:line-break/><text:line-break/>Benchmarking <text:a xlink:type="simple" xlink:href="http://192.168.0.32/" office:target-frame-name="_blank" xlink:show="new">192.168.0.32</text:a> (be patient)<text:line-break/>Completed 500 requests<text:line-break/>Completed 1000 requests<text:line-break/>Completed 1500 requests<text:line-break/>Completed 2000 requests<text:line-break/>Completed 2500 requests<text:line-break/>Completed 3000 requests<text:line-break/>Completed 3500 requests<text:line-break/>Completed 4000 requests<text:line-break/>Completed 4500 requests<text:line-break/>Completed 5000 requests<text:line-break/>Finished 5000 requests<text:line-break/><text:line-break/><text:line-break/>Server Software: <text:line-break/>Server Hostname: <text:a xlink:type="simple" xlink:href="http://192.168.0.32/" office:target-frame-name="_blank" xlink:show="new">192.168.0.32</text:a><text:line-break/>Server Port: 8180<text:line-break/><text:line-break/>Document Path: /<text:line-break/>Document Length: 6 bytes<text:line-break/><text:line-break/>Concurrency Level: 500<text:line-break/>Time taken for tests: 1.802 seconds<text:line-break/>Complete requests: 5000<text:line-break/>Failed requests: 0<text:line-break/>Total transferred: 125000 bytes<text:line-break/>HTML transferred: 30000 bytes<text:line-break/>Requests per second: 2774.24 [#/sec] (mean)<text:line-break/>Time per request: 180.230 [ms] (mean)<text:line-break/>Time per request: 0.360 [ms] (mean, across all concurrent requests)<text:line-break/>Transfer rate: 67.73 [Kbytes/sec] received<text:line-break/><text:line-break/>Connection Times (ms)<text:line-break/>min mean[+/-sd] median max<text:line-break/>Connect: 1 108 283.6 11 1039<text:line-break/>Processing: 4 50 93.0 16 641<text:line-break/>Waiting: 4 50 93.0 16 641<text:line-break/>Total: 8 157 305.5 28 1114<text:line-break/><text:line-break/>Percentage of the requests served within a certain time (ms)<text:line-break/>50% 28<text:line-break/>66% 57<text:line-break/>75% 93<text:line-break/>80% 103<text:line-break/>90% 414<text:line-break/>95% 1070<text:line-break/><text:soft-page-break/>98% 1099<text:line-break/>99% 1105<text:line-break/>100% 1114 (longest request)<text:line-break/></text:p>
      <text:p text:style-name="P4"><text:span text:style-name="T2">root@apasajaboleh:~# ab -n 5000 -c 1000 </text:span><text:a xlink:type="simple" xlink:href="http://192.168.0.32:8180/" office:target-frame-name="_blank" xlink:show="new">http://192.168.0.32:8180/</text:a><text:line-break/>This is ApacheBench, Version 2.3 &lt;$Revision: 1604373 $&gt;<text:line-break/>Copyright 1996 Adam Twiss, Zeus Technology Ltd, <text:a xlink:type="simple" xlink:href="http://www.zeustech.net/" office:target-frame-name="_blank" xlink:show="new">http://www.zeustech.net/</text:a><text:line-break/>Licensed to The Apache Software Foundation, <text:a xlink:type="simple" xlink:href="http://www.apache.org/" office:target-frame-name="_blank" xlink:show="new">http://www.apache.org/</text:a><text:line-break/>Benchmarking <text:a xlink:type="simple" xlink:href="http://192.168.0.32/" office:target-frame-name="_blank" xlink:show="new">192.168.0.32</text:a> (be patient)<text:line-break/>Completed 500 requests<text:line-break/>Completed 1000 requests<text:line-break/>Completed 1500 requests<text:line-break/>Completed 2000 requests<text:line-break/>Completed 2500 requests<text:line-break/>Completed 3000 requests<text:line-break/>Completed 3500 requests<text:line-break/>Completed 4000 requests<text:line-break/>Completed 4500 requests<text:line-break/>apr_socket_recv: Connection reset by peer (104)<text:line-break/>Total of 4929 requests completed<text:line-break/></text:p>
      <text:p text:style-name="P4"><text:span text:style-name="T2">root@apasajaboleh:~# ab -n 5000 -c 100 </text:span><text:a xlink:type="simple" xlink:href="http://192.168.0.32:8180/" office:target-frame-name="_blank" xlink:show="new">http://192.168.0.32:8180/</text:a><text:span text:style-name="T2"><text:line-break/></text:span>This is ApacheBench, Version 2.3 &lt;$Revision: 1604373 $&gt;<text:line-break/>Copyright 1996 Adam Twiss, Zeus Technology Ltd, <text:a xlink:type="simple" xlink:href="http://www.zeustech.net/" office:target-frame-name="_blank" xlink:show="new">http://www.zeustech.net/</text:a><text:line-break/>Licensed to The Apache Software Foundation, <text:a xlink:type="simple" xlink:href="http://www.apache.org/" office:target-frame-name="_blank" xlink:show="new">http://www.apache.org/</text:a><text:line-break/><text:line-break/>Benchmarking <text:a xlink:type="simple" xlink:href="http://192.168.0.32/" office:target-frame-name="_blank" xlink:show="new">192.168.0.32</text:a> (be patient)<text:line-break/>Completed 500 requests<text:line-break/>Completed 1000 requests<text:line-break/>Completed 1500 requests<text:line-break/>Completed 2000 requests<text:line-break/>Completed 2500 requests<text:line-break/>Completed 3000 requests<text:line-break/>Completed 3500 requests<text:line-break/>Completed 4000 requests<text:line-break/>Completed 4500 requests<text:line-break/>Completed 5000 requests<text:line-break/>Finished 5000 requests<text:line-break/><text:line-break/><text:line-break/>Server Software: <text:line-break/>Server Hostname: <text:a xlink:type="simple" xlink:href="http://192.168.0.32/" office:target-frame-name="_blank" xlink:show="new">192.168.0.32</text:a><text:line-break/>Server Port: 8180<text:line-break/><text:line-break/>Document Path: /<text:line-break/>Document Length: 6 bytes<text:line-break/><text:line-break/>Concurrency Level: 100<text:line-break/>Time taken for tests: 1.955 seconds<text:line-break/>Complete requests: 5000<text:line-break/>Failed requests: 0<text:line-break/>Total transferred: 125000 bytes<text:line-break/><text:soft-page-break/>HTML transferred: 30000 bytes<text:line-break/>Requests per second: 2557.55 [#/sec] (mean)<text:line-break/>Time per request: 39.100 [ms] (mean)<text:line-break/>Time per request: 0.391 [ms] (mean, across all concurrent requests)<text:line-break/>Transfer rate: 62.44 [Kbytes/sec] received<text:line-break/><text:line-break/>Connection Times (ms)<text:line-break/>min mean[+/-sd] median max<text:line-break/>Connect: 1 18 92.2 8 1018<text:line-break/>Processing: 4 19 35.4 12 244<text:line-break/>Waiting: 4 19 35.4 12 244<text:line-break/>Total: 7 38 98.9 21 1033<text:line-break/><text:line-break/>Percentage of the requests served within a certain time (ms)<text:line-break/>50% 21<text:line-break/>66% 25<text:line-break/>75% 29<text:line-break/>80% 32<text:line-break/>90% 42<text:line-break/>95% 70<text:line-break/>98% 237<text:line-break/>99% 238<text:line-break/>100% 1033 (longest request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Droid Sans Fallback" style:font-family-asian="'Droid Sans Fallback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5:00:12.281443111</meta:creation-date>
    <dc:date>2016-01-05T10:00:59.365580708</dc:date>
    <meta:editing-duration>PT12M48S</meta:editing-duration>
    <meta:editing-cycles>8</meta:editing-cycles>
    <meta:generator>LibreOffice/4.2.6.3$Linux_X86_64 LibreOffice_project/420m0$Build-3</meta:generator>
    <meta:document-statistic meta:table-count="0" meta:image-count="0" meta:object-count="0" meta:page-count="7" meta:paragraph-count="101" meta:word-count="1132" meta:character-count="8391" meta:non-whitespace-character-count="7005"/>
  </office:meta>
</office:document-meta>
</file>